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ba7fe" officeooo:paragraph-rsid="000ba7fe"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1pt" officeooo:rsid="000ba7fe" officeooo:paragraph-rsid="000ba7fe" style:font-size-asian="11pt" style:font-size-complex="11pt"/>
    </style:style>
    <style:style style:name="P3" style:family="paragraph" style:parent-style-name="Standard">
      <style:paragraph-properties fo:text-align="justify" style:justify-single-word="false"/>
      <style:text-properties fo:font-size="11pt" officeooo:paragraph-rsid="000ba7fe" style:font-size-asian="11pt" style:font-size-complex="11pt"/>
    </style:style>
    <style:style style:name="P4" style:family="paragraph" style:parent-style-name="Standard">
      <style:paragraph-properties fo:text-align="justify" style:justify-single-word="false"/>
      <style:text-properties fo:font-size="11pt" officeooo:paragraph-rsid="00100e1a" style:font-size-asian="11pt" style:font-size-complex="11pt"/>
    </style:style>
    <style:style style:name="P5" style:family="paragraph" style:parent-style-name="Standard">
      <style:paragraph-properties fo:text-align="justify" style:justify-single-word="false"/>
      <style:text-properties fo:font-size="11pt" officeooo:paragraph-rsid="0019b3e4" style:font-size-asian="11pt" style:font-size-complex="11pt"/>
    </style:style>
    <style:style style:name="P6" style:family="paragraph" style:parent-style-name="Standard">
      <style:paragraph-properties fo:text-align="justify" style:justify-single-word="false"/>
      <style:text-properties fo:font-size="11pt" officeooo:rsid="000d8193" officeooo:paragraph-rsid="000d8193" style:font-size-asian="11pt" style:font-size-complex="11pt"/>
    </style:style>
    <style:style style:name="P7" style:family="paragraph" style:parent-style-name="Standard">
      <style:paragraph-properties fo:text-align="justify" style:justify-single-word="false"/>
      <style:text-properties fo:font-size="11pt" officeooo:rsid="0015dc95" officeooo:paragraph-rsid="0015dc95" style:font-size-asian="11pt" style:font-size-complex="11pt"/>
    </style:style>
    <style:style style:name="P8" style:family="paragraph" style:parent-style-name="Standard">
      <style:paragraph-properties fo:text-align="justify" style:justify-single-word="false"/>
      <style:text-properties fo:font-size="11pt" officeooo:rsid="00171c4e" officeooo:paragraph-rsid="00171c4e" style:font-size-asian="11pt" style:font-size-complex="11pt"/>
    </style:style>
    <style:style style:name="P9" style:family="paragraph" style:parent-style-name="Standard">
      <style:paragraph-properties fo:text-align="justify" style:justify-single-word="false"/>
      <style:text-properties fo:font-size="11pt" officeooo:rsid="0018c1aa" officeooo:paragraph-rsid="000d8193" style:font-size-asian="11pt" style:font-size-complex="11pt"/>
    </style:style>
    <style:style style:name="P10" style:family="paragraph" style:parent-style-name="Standard">
      <style:paragraph-properties fo:text-align="justify" style:justify-single-word="false"/>
      <style:text-properties fo:font-size="11pt" officeooo:rsid="000f4fd7" officeooo:paragraph-rsid="000f4fd7" style:font-size-asian="11pt" style:font-size-complex="11pt"/>
    </style:style>
    <style:style style:name="P11" style:family="paragraph" style:parent-style-name="Standard">
      <style:paragraph-properties fo:text-align="justify" style:justify-single-word="false"/>
      <style:text-properties fo:font-size="11pt" officeooo:rsid="000f4fd7" officeooo:paragraph-rsid="0019c9be" style:font-size-asian="11pt" style:font-size-complex="11pt"/>
    </style:style>
    <style:style style:name="P12" style:family="paragraph" style:parent-style-name="Standard">
      <style:paragraph-properties fo:text-align="justify" style:justify-single-word="false"/>
      <style:text-properties fo:font-size="11pt" officeooo:rsid="00100e1a" officeooo:paragraph-rsid="00100e1a" style:font-size-asian="11pt" style:font-size-complex="11pt"/>
    </style:style>
    <style:style style:name="P13" style:family="paragraph" style:parent-style-name="Standard">
      <style:paragraph-properties fo:text-align="justify" style:justify-single-word="false"/>
      <style:text-properties fo:font-size="11pt" officeooo:rsid="00115034" officeooo:paragraph-rsid="00115034" style:font-size-asian="11pt" style:font-size-complex="11pt"/>
    </style:style>
    <style:style style:name="P14" style:family="paragraph" style:parent-style-name="Standard">
      <style:paragraph-properties fo:text-align="justify" style:justify-single-word="false"/>
      <style:text-properties fo:font-size="11pt" officeooo:rsid="0019b3e4" officeooo:paragraph-rsid="0019b3e4" style:font-size-asian="11pt" style:font-size-complex="11pt"/>
    </style:style>
    <style:style style:name="P15" style:family="paragraph" style:parent-style-name="Standard">
      <style:paragraph-properties fo:line-height="135%"/>
      <style:text-properties fo:font-size="11pt" officeooo:rsid="0019b3e4" style:font-size-asian="11pt" style:font-size-complex="11pt"/>
    </style:style>
    <style:style style:name="P16" style:family="paragraph" style:parent-style-name="Standard">
      <style:paragraph-properties fo:text-align="justify" style:justify-single-word="false"/>
      <style:text-properties fo:font-size="11pt" officeooo:rsid="0019c9be" officeooo:paragraph-rsid="0019c9be" style:font-size-asian="11pt" style:font-size-complex="11pt"/>
    </style:style>
    <style:style style:name="P17" style:family="paragraph" style:parent-style-name="Standard">
      <style:paragraph-properties fo:line-height="135%"/>
      <style:text-properties fo:font-size="11pt" style:font-size-asian="11pt" style:font-size-complex="11pt"/>
    </style:style>
    <style:style style:name="P18" style:family="paragraph" style:parent-style-name="Standard">
      <style:paragraph-properties fo:text-align="justify" style:justify-single-word="false"/>
      <style:text-properties fo:font-size="11pt" style:text-underline-style="solid" style:text-underline-width="auto" style:text-underline-color="font-color" officeooo:rsid="0015dc95" officeooo:paragraph-rsid="0015dc95" style:font-size-asian="11pt" style:font-size-complex="11pt"/>
    </style:style>
    <style:style style:name="P19" style:family="paragraph" style:parent-style-name="Standard" style:list-style-name="L1">
      <style:paragraph-properties fo:text-align="justify" style:justify-single-word="false"/>
      <style:text-properties fo:font-size="11pt" officeooo:rsid="0019b3e4" officeooo:paragraph-rsid="0019b3e4" style:font-size-asian="11pt" style:font-size-complex="11pt"/>
    </style:style>
    <style:style style:name="P20" style:family="paragraph" style:parent-style-name="Standard">
      <style:paragraph-properties fo:line-height="135%"/>
      <style:text-properties fo:font-size="11pt" officeooo:rsid="0019b3e4" style:font-size-asian="11pt" style:font-size-complex="11pt"/>
    </style:style>
    <style:style style:name="P21" style:family="paragraph" style:parent-style-name="Standard">
      <style:paragraph-properties fo:text-align="justify" style:justify-single-word="false"/>
      <style:text-properties fo:font-size="11pt" officeooo:paragraph-rsid="0019b3e4" style:font-size-asian="11pt" style:font-size-complex="11pt"/>
    </style:style>
    <style:style style:name="P22" style:family="paragraph" style:parent-style-name="Standard">
      <style:paragraph-properties fo:line-height="135%"/>
      <style:text-properties fo:font-size="11pt" style:font-size-asian="11pt" style:font-size-complex="11pt"/>
    </style:style>
    <style:style style:name="T1" style:family="text">
      <style:text-properties officeooo:rsid="000ba7fe"/>
    </style:style>
    <style:style style:name="T2" style:family="text">
      <style:text-properties officeooo:rsid="000d8193"/>
    </style:style>
    <style:style style:name="T3" style:family="text">
      <style:text-properties officeooo:rsid="00100e1a"/>
    </style:style>
    <style:style style:name="T4" style:family="text">
      <style:text-properties style:text-position="sub 58%"/>
    </style:style>
    <style:style style:name="T5" style:family="text">
      <style:text-properties style:text-position="sub 58%" officeooo:rsid="0010201a"/>
    </style:style>
    <style:style style:name="T6" style:family="text">
      <style:text-properties style:text-position="0% 100%"/>
    </style:style>
    <style:style style:name="T7" style:family="text">
      <style:text-properties style:text-position="0% 100%" officeooo:rsid="0010201a"/>
    </style:style>
    <style:style style:name="T8" style:family="text">
      <style:text-properties style:text-position="0% 100%" officeooo:rsid="00171c4e"/>
    </style:style>
    <style:style style:name="T9" style:family="text">
      <style:text-properties style:text-position="0% 100%" fo:font-style="italic" style:font-style-asian="italic" style:font-style-complex="italic"/>
    </style:style>
    <style:style style:name="T10" style:family="text">
      <style:text-properties style:text-position="0% 100%" fo:font-style="normal" style:font-style-asian="normal" style:font-style-complex="normal"/>
    </style:style>
    <style:style style:name="T11" style:family="text">
      <style:text-properties style:text-position="0% 100%" officeooo:rsid="0018c1aa"/>
    </style:style>
    <style:style style:name="T12" style:family="text">
      <style:text-properties officeooo:rsid="0015dc95"/>
    </style:style>
    <style:style style:name="T13" style:family="text">
      <style:text-properties officeooo:rsid="0018c1aa"/>
    </style:style>
    <style:style style:name="T14" style:family="text">
      <style:text-properties officeooo:rsid="0019b3e4"/>
    </style:style>
    <style:style style:name="T15" style:family="text">
      <style:text-properties officeooo:rsid="0019c9be"/>
    </style:style>
    <style:style style:name="T16"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gibbérel<text:span text:style-name="T2">l</text:span>ines</text:p>
      <text:p text:style-name="P2"/>
      <text:p text:style-name="P3"><text:span text:style-name="T1">Les hormones végétales </text:span>(ou phytohormones) sont des substances de croissance circulant à l’intérieur de la plante et agissant à très faibles doses <text:span text:style-name="T3">s</text:span>ur de nombreuses fonctions : dormance, germination, croissance, floraison, fructification. (Collectif ,2013)</text:p>
      <text:p text:style-name="P2"/>
      <text:p text:style-name="P18">I Description</text:p>
      <text:p text:style-name="P2"/>
      <text:p text:style-name="P6">Les gibbérellines font partie de la famille des terpènes. Il s’agit d’une famille de plusieurs hormones qui diffèrent de caractères mineurs, mais toutes les hormones possèdent une base commune : <text:span text:style-name="T3">le noyau gibbane ou gibbérellane. Seules les fonctions autour du noyau diffère entre les 89 hormones gibbérellines connues. La plus connue et commercialisée de ces hormones reste la GA</text:span><text:span text:style-name="T5">3</text:span><text:span text:style-name="T7">. </text:span></text:p>
      <text:p text:style-name="P6"/>
      <text:p text:style-name="P7">La biosynthèse des gibbérellines est très complexe, tout commence de l'isopentenyl diphosphate qui, en réponse de cyclases produi<text:span text:style-name="T13">sent</text:span> des ent-kaurène dans les plas<text:span text:style-name="T13">t</text:span>es. Les membranes vont le convertir en précurseur GA<text:span text:style-name="T4">12</text:span><text:span text:style-name="T6"> </text:span><text:span text:style-name="T8">qui, après avoir passé de nombreuses étapes d'hydrolases et d'oxydase</text:span><text:span text:style-name="T11">s</text:span><text:span text:style-name="T8">, produiront la gibbérelline active.</text:span></text:p>
      <text:p text:style-name="P8"><text:span text:style-name="T8">O</text:span><text:span text:style-name="T6">n connaît peu de choses sur le signal de transduction des gibbérelline mais il est clair que les dernières étapes impliquent des gènes de transcription sélectionnés et </text:span><text:span text:style-name="T9">de novo</text:span><text:span text:style-name="T10"> la synthèse de protéines</text:span></text:p>
      <text:p text:style-name="P6"/>
      <text:p text:style-name="P6">Les gibbérellines sont synthétisées à partir de l’acide mévalonique lorsqu’il s’agit de jeunes pousses ou de graines en développement. </text:p>
      <text:p text:style-name="P6"/>
      <text:p text:style-name="P6"><text:span text:style-name="T13">Elles</text:span> sont transportées partout dans la plante, que ce soit dans le xylème ou le phloème.</text:p>
      <text:p text:style-name="P6"/>
      <text:p text:style-name="P9">Ces hormones affectent toute la plante comme l’élongation des tiges, des pousses et des fruits. L’hormone permet le début de la germination et de la floraison ainsi que le fonctionnement des méristèmes mais aussi la production d’enzymes pour la germination.</text:p>
      <text:p text:style-name="P6"/>
      <text:p text:style-name="P10">Elle <text:span text:style-name="T12">interagit</text:span> principalement avec les auxines mais aussi avec l’acide abscissique (ABA) <text:span text:style-name="T12">dont elle est l'antagoniste principale</text:span>. <text:s/></text:p>
      <text:p text:style-name="P10"/>
      <text:p text:style-name="P18">II Utilisation</text:p>
      <text:p text:style-name="P10"/>
      <text:p text:style-name="P11">Les gibbérellines sont utilisées pour augmenter la teneur en sucre des fruits, ce qui diminue le nombre de fruits mais permet d’augmenter la taille ; <text:span text:style-name="T15">en viticulture, les gibbérellines sont notamment utilisées pour augmenter la taille des baies, et allonger la rafle de la grappe.</text:span></text:p>
      <text:p text:style-name="P11">L’inhibition des gibbérellines permet de limiter son action sur la germination a<text:span text:style-name="T12">i</text:span>nsi que limiter la taille des plantes pour éviter la verse des cultures. <text:s/></text:p>
      <text:p text:style-name="P10"/>
      <text:p text:style-name="P12">Des inhibiteurs (<text:span text:style-name="T12">contre la synthèse des gibbérellines</text:span>) sont utilisés pour réduire la taille des plante en réduisant la vitesse de croissance. Ces produits sont appelés « raccourcisseur » ou « <text:span text:style-name="T12">nanifiant</text:span> » et sont appliqués sur les céréales majoritairement pour diminuer les risques de verses. Maintenant, avec les progrès techniques de sélections, ces produits deviennent moins utilisés.</text:p>
      <text:p text:style-name="P4"><text:span text:style-name="T3">Ces anti-hormones sont aussi utilisées sur les plantes fleuries pour réduire la taille des tiges et sur les arbres fruitiers en végétation pour réduire la croissance des rameaux. </text:span>(Collectif, 2013)</text:p>
      <text:p text:style-name="P10"/>
      <text:p text:style-name="P12">Des gibbérellines artificielles sont utilisées pour obtenir des fruits sans fécondations, pour provoquer la floraison ou encore lever la dormance des graines. Un exemple d’utilisation réside dans <text:span text:style-name="T14">l’éclaircissage</text:span> chimique du pêcher.</text:p>
      <text:p text:style-name="P12"/>
      <text:p text:style-name="P13">Un exemple d’utilisation des gibbérellines en agriculture : </text:p>
      <text:p text:style-name="P13"/>
      <text:p text:style-name="P7"><text:soft-page-break/>Ces hormones sont utilisées en horticulture pour l'accroissement de la production fruitière (comme les poires ou les clémentines) ou aussi l'obtention de fruits sans fécondation (parthénocarpie). Les gibbérellines luttent aussi contre le pourriture grise (sur la vigne) qui provoque un desserrement des grappes de raisin. L'hormone permet aussi l'augmentation en alpha-amylase de l'orge à destination de la fabrication de malt.</text:p>
      <text:p text:style-name="P7"/>
      <text:p text:style-name="P14">Instruction d'utilisation du GA<text:span text:style-name="T4">3</text:span> sur quelques plantes : <text:s/></text:p>
      <text:p text:style-name="P14"/>
      <text:list xml:id="list3326733082" text:style-name="L1">
        <text:list-item>
          <text:p text:style-name="P19">Tournesol : application en 2 fois :</text:p>
          <text:list>
            <text:list-item>
              <text:p text:style-name="P19">lors de la formation des premières feuilles</text:p>
            </text:list-item>
            <text:list-item>
              <text:p text:style-name="P19">au moment de la formation de 10-20 feuilles</text:p>
              <text:p text:style-name="P19"/>
            </text:list-item>
          </text:list>
        </text:list-item>
        <text:list-item>
          <text:p text:style-name="P19">Tomates : 3 traitements :</text:p>
          <text:list>
            <text:list-item>
              <text:p text:style-name="P19">entre la plantation et la floraison</text:p>
            </text:list-item>
            <text:list-item>
              <text:p text:style-name="P19">après la floraison</text:p>
            </text:list-item>
            <text:list-item>
              <text:p text:style-name="P19">au début du <text:span text:style-name="T15">débourrement</text:span></text:p>
              <text:p text:style-name="P19"/>
            </text:list-item>
          </text:list>
        </text:list-item>
        <text:list-item>
          <text:p text:style-name="P19">Vigne : 3 traitements :</text:p>
          <text:list>
            <text:list-item>
              <text:p text:style-name="P19">avant la floraison</text:p>
            </text:list-item>
            <text:list-item>
              <text:p text:style-name="P19">après la floraison</text:p>
            </text:list-item>
            <text:list-item>
              <text:p text:style-name="P19">au début <text:span text:style-name="T15">de la nouaison (début de développement des fruits)</text:span></text:p>
            </text:list-item>
          </text:list>
        </text:list-item>
      </text:list>
      <text:p text:style-name="P16"/>
      <text:p text:style-name="P16">D'après l'entreprise, il est déconseillé d'utiliser les GA<text:span text:style-name="T4">3</text:span><text:span text:style-name="T6"> sur des plantes destinées à la production de graines. Il y a en effet un risque de stérilité des semences, plus particulièrement pour le tournesol.</text:span></text:p>
      <text:p text:style-name="P14">(information relatives à l'entreprise SC RomSoft SRL)</text:p>
      <text:p text:style-name="P5"/>
      <text:p text:style-name="P5"/>
      <text:p text:style-name="P5"/>
      <text:p text:style-name="P15">COLLECTIF. Croissance et développement des plantes cultivées (édition 2013). . [en ligne]. S.l. : Educagri Editions, 2013, Disponible sur : http://unr-ra.scholarvox.com/catalog/book/docid/88831532?searchterm=gibb%C3%A9rellines [Consulté le 8 mars 2018].ISBN 978-2-84444-925-2.</text:p>
      <text:p text:style-name="P17"/>
      <text:p text:style-name="P17">MOROT-GAUDRY Jean-François, PRAT Roger, BOHN-COURSEAU Isabelle. Biologie végétale : Croissance et développement Ed. 3. . [en ligne]. S.l. : Dunod, Disponible sur : http://unr-ra.scholarvox.com/catalog/book/docid/88841927?searchterm=hormones [Consulté le 8 mars 2018].ISBN 978-2-10-075886-9.</text:p>
      <text:p text:style-name="P17"/>
      <text:p text:style-name="P17">UNIVERSALIS‎ Encyclopædia. GIBBÉRELLINES. [en ligne]. Disponible sur : http://www.universalis.fr/encyclopedie/gibberellines/ [Consulté le 20 mars 2018].</text:p>
      <text:p text:style-name="P17"/>
      <text:p text:style-name="P15">SC ROMSOFT SRL, [sans date]. Comment Utiliser GA3.pdf. [en ligne]. [Consulté le 20 mars 2018]. Disponible à l’adresse : http://www.ga3.fr/files/Comment%20Utiliser%20GA3.pdf</text:p>
      <text:p text:style-name="P15"/>
      <text:p text:style-name="P15"><text:span text:style-name="T16">Chapter 7  Plant Growth Regulators</text:span>, [sans date]. [en ligne]. [Consulté le 20 mars 2018]. Disponible à l’adresse : http://hos.ufl.edu/sites/default/files/courses/hos6373c/february%205/GA.pdf</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4:12:24.097504001</meta:creation-date>
    <dc:date>2018-03-20T13:18:26.985858598</dc:date>
    <meta:editing-duration>PT1H47M26S</meta:editing-duration>
    <meta:editing-cycles>13</meta:editing-cycles>
    <meta:generator>LibreOffice/5.4.5.1$Linux_X86_64 LibreOffice_project/40m0$Build-1</meta:generator>
    <meta:document-statistic meta:table-count="0" meta:image-count="0" meta:object-count="0" meta:page-count="2" meta:paragraph-count="39" meta:word-count="757" meta:character-count="5302" meta:non-whitespace-character-count="4586"/>
  </office:meta>
</office:document-meta>
</file>